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1b4e1d" officeooo:paragraph-rsid="00433737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1b4e1d" officeooo:paragraph-rsid="00485c42" style:font-weight-asian="bold" style:font-weight-complex="bold"/>
    </style:style>
    <style:style style:name="P18" style:family="paragraph" style:parent-style-name="Text_20_body" style:list-style-name="List_20_4">
      <style:text-properties fo:font-weight="bold" officeooo:rsid="001b4e1d" officeooo:paragraph-rsid="004cd1f6" style:font-weight-asian="bold" style:font-weight-complex="bold"/>
    </style:style>
    <style:style style:name="P19" style:family="paragraph" style:parent-style-name="Text_20_body" style:list-style-name="List_20_4">
      <style:text-properties fo:font-weight="bold" officeooo:rsid="001b4e1d" officeooo:paragraph-rsid="00524cd2" style:font-weight-asian="bold" style:font-weight-complex="bold"/>
    </style:style>
    <style:style style:name="P20" style:family="paragraph" style:parent-style-name="Text_20_body" style:list-style-name="List_20_4">
      <style:text-properties fo:font-weight="bold" officeooo:rsid="001b4e1d" officeooo:paragraph-rsid="0056c7df" style:font-weight-asian="bold" style:font-weight-complex="bold"/>
    </style:style>
    <style:style style:name="P21" style:family="paragraph" style:parent-style-name="Text_20_body" style:list-style-name="List_20_4">
      <style:text-properties fo:font-weight="bold" officeooo:rsid="001b4e1d" officeooo:paragraph-rsid="00557398" style:font-weight-asian="bold" style:font-weight-complex="bold"/>
    </style:style>
    <style:style style:name="P22" style:family="paragraph" style:parent-style-name="Text_20_body" style:list-style-name="List_20_4">
      <style:text-properties fo:font-weight="bold" officeooo:rsid="001b4e1d" officeooo:paragraph-rsid="00577902" style:font-weight-asian="bold" style:font-weight-complex="bold"/>
    </style:style>
    <style:style style:name="P23" style:family="paragraph" style:parent-style-name="Text_20_body" style:list-style-name="List_20_4">
      <style:text-properties fo:font-weight="bold" officeooo:rsid="001b4e1d" officeooo:paragraph-rsid="0058e407" style:font-weight-asian="bold" style:font-weight-complex="bold"/>
    </style:style>
    <style:style style:name="P24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25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26" style:family="paragraph" style:parent-style-name="Text_20_body" style:list-style-name="List_20_4">
      <style:text-properties officeooo:rsid="000cc708" officeooo:paragraph-rsid="000cc708"/>
    </style:style>
    <style:style style:name="P27" style:family="paragraph" style:parent-style-name="Text_20_body" style:list-style-name="List_20_4">
      <style:text-properties officeooo:rsid="000cc708" officeooo:paragraph-rsid="000e98b6"/>
    </style:style>
    <style:style style:name="P28" style:family="paragraph" style:parent-style-name="Text_20_body" style:list-style-name="List_20_4">
      <style:text-properties officeooo:rsid="000e98b6" officeooo:paragraph-rsid="000e98b6"/>
    </style:style>
    <style:style style:name="P29" style:family="paragraph" style:parent-style-name="Text_20_body" style:list-style-name="List_20_4">
      <style:text-properties officeooo:rsid="000f3ad8" officeooo:paragraph-rsid="000f3ad8"/>
    </style:style>
    <style:style style:name="P30" style:family="paragraph" style:parent-style-name="Text_20_body" style:list-style-name="List_20_4">
      <style:text-properties officeooo:rsid="00103dd6" officeooo:paragraph-rsid="001e4caa"/>
    </style:style>
    <style:style style:name="P31" style:family="paragraph" style:parent-style-name="Text_20_body" style:list-style-name="List_20_4">
      <style:text-properties officeooo:rsid="00103dd6" officeooo:paragraph-rsid="00103dd6"/>
    </style:style>
    <style:style style:name="P32" style:family="paragraph" style:parent-style-name="Text_20_body" style:list-style-name="List_20_4">
      <style:text-properties officeooo:rsid="0014829a" officeooo:paragraph-rsid="0014829a"/>
    </style:style>
    <style:style style:name="P33" style:family="paragraph" style:parent-style-name="Text_20_body" style:list-style-name="List_20_4">
      <style:text-properties officeooo:rsid="00166f5a" officeooo:paragraph-rsid="00166f5a"/>
    </style:style>
    <style:style style:name="P34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35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36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37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38" style:family="paragraph" style:parent-style-name="Text_20_body" style:list-style-name="List_20_4">
      <style:text-properties officeooo:rsid="00197e5f" officeooo:paragraph-rsid="00197e5f"/>
    </style:style>
    <style:style style:name="P39" style:family="paragraph" style:parent-style-name="Text_20_body" style:list-style-name="List_20_4">
      <style:text-properties officeooo:rsid="0018937b" officeooo:paragraph-rsid="0018937b"/>
    </style:style>
    <style:style style:name="P40" style:family="paragraph" style:parent-style-name="Text_20_body" style:list-style-name="List_20_4">
      <style:text-properties officeooo:rsid="001cda26" officeooo:paragraph-rsid="001cda26"/>
    </style:style>
    <style:style style:name="P41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42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53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54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55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56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57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58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9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60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P61" style:family="paragraph" style:parent-style-name="Text_20_body" style:list-style-name="List_20_4">
      <style:text-properties fo:font-weight="normal" officeooo:rsid="00433737" officeooo:paragraph-rsid="00433737" style:font-weight-asian="normal" style:font-weight-complex="normal"/>
    </style:style>
    <style:style style:name="P62" style:family="paragraph" style:parent-style-name="Text_20_body" style:list-style-name="List_20_4">
      <style:text-properties fo:font-weight="normal" officeooo:rsid="00433737" officeooo:paragraph-rsid="00485c42" style:font-weight-asian="normal" style:font-weight-complex="normal"/>
    </style:style>
    <style:style style:name="P63" style:family="paragraph" style:parent-style-name="Text_20_body" style:list-style-name="List_20_4">
      <style:text-properties fo:font-weight="normal" officeooo:rsid="00433737" officeooo:paragraph-rsid="004d36e1" style:font-weight-asian="normal" style:font-weight-complex="normal"/>
    </style:style>
    <style:style style:name="P64" style:family="paragraph" style:parent-style-name="Text_20_body" style:list-style-name="List_20_4">
      <style:text-properties fo:font-weight="normal" officeooo:rsid="00433737" officeooo:paragraph-rsid="004da108" style:font-weight-asian="normal" style:font-weight-complex="normal"/>
    </style:style>
    <style:style style:name="P65" style:family="paragraph" style:parent-style-name="Text_20_body" style:list-style-name="List_20_4">
      <style:text-properties fo:font-weight="normal" officeooo:rsid="00433737" officeooo:paragraph-rsid="00524cd2" style:font-weight-asian="normal" style:font-weight-complex="normal"/>
    </style:style>
    <style:style style:name="P66" style:family="paragraph" style:parent-style-name="Text_20_body" style:list-style-name="List_20_4">
      <style:text-properties fo:font-weight="normal" officeooo:rsid="0046a85c" officeooo:paragraph-rsid="0046a85c" style:font-weight-asian="normal" style:font-weight-complex="normal"/>
    </style:style>
    <style:style style:name="P67" style:family="paragraph" style:parent-style-name="Text_20_body" style:list-style-name="List_20_4">
      <style:text-properties fo:font-weight="normal" officeooo:rsid="0046a85c" officeooo:paragraph-rsid="00485c42" style:font-weight-asian="normal" style:font-weight-complex="normal"/>
    </style:style>
    <style:style style:name="P68" style:family="paragraph" style:parent-style-name="Text_20_body" style:list-style-name="List_20_4">
      <style:text-properties fo:font-weight="normal" officeooo:rsid="0046a85c" officeooo:paragraph-rsid="004cd1f6" style:font-weight-asian="normal" style:font-weight-complex="normal"/>
    </style:style>
    <style:style style:name="P69" style:family="paragraph" style:parent-style-name="Text_20_body" style:list-style-name="List_20_4">
      <style:text-properties fo:font-weight="normal" officeooo:rsid="001b4e1d" officeooo:paragraph-rsid="00488366" style:font-weight-asian="normal" style:font-weight-complex="normal"/>
    </style:style>
    <style:style style:name="P70" style:family="paragraph" style:parent-style-name="Text_20_body" style:list-style-name="List_20_4">
      <style:text-properties fo:font-weight="normal" officeooo:rsid="004f432f" officeooo:paragraph-rsid="004f432f" style:font-weight-asian="normal" style:font-weight-complex="normal"/>
    </style:style>
    <style:style style:name="P71" style:family="paragraph" style:parent-style-name="Text_20_body" style:list-style-name="List_20_4">
      <style:text-properties fo:font-weight="normal" officeooo:rsid="004da108" officeooo:paragraph-rsid="004da108" style:font-weight-asian="normal" style:font-weight-complex="normal"/>
    </style:style>
    <style:style style:name="P72" style:family="paragraph" style:parent-style-name="Text_20_body" style:list-style-name="List_20_4">
      <style:text-properties fo:font-weight="normal" officeooo:rsid="004da108" officeooo:paragraph-rsid="00524cd2" style:font-weight-asian="normal" style:font-weight-complex="normal"/>
    </style:style>
    <style:style style:name="P73" style:family="paragraph" style:parent-style-name="Text_20_body" style:list-style-name="List_20_4">
      <style:text-properties fo:font-weight="normal" officeooo:rsid="00524cd2" officeooo:paragraph-rsid="00524cd2" style:font-weight-asian="normal" style:font-weight-complex="normal"/>
    </style:style>
    <style:style style:name="P74" style:family="paragraph" style:parent-style-name="Text_20_body" style:list-style-name="List_20_4">
      <style:text-properties fo:font-weight="normal" officeooo:rsid="0056c7df" officeooo:paragraph-rsid="0056c7df" style:font-weight-asian="normal" style:font-weight-complex="normal"/>
    </style:style>
    <style:style style:name="P75" style:family="paragraph" style:parent-style-name="Text_20_body" style:list-style-name="List_20_4">
      <style:text-properties fo:font-weight="normal" officeooo:rsid="00557398" officeooo:paragraph-rsid="00557398" style:font-weight-asian="normal" style:font-weight-complex="normal"/>
    </style:style>
    <style:style style:name="P76" style:family="paragraph" style:parent-style-name="Text_20_body" style:list-style-name="List_20_4">
      <style:text-properties fo:font-weight="normal" officeooo:rsid="00577902" officeooo:paragraph-rsid="00577902" style:font-weight-asian="normal" style:font-weight-complex="normal"/>
    </style:style>
    <style:style style:name="P77" style:family="paragraph" style:parent-style-name="Text_20_body" style:list-style-name="List_20_4">
      <style:text-properties fo:font-weight="normal" officeooo:rsid="0058e407" officeooo:paragraph-rsid="0058e407" style:font-weight-asian="normal" style:font-weight-complex="normal"/>
    </style:style>
    <style:style style:name="P78" style:family="paragraph" style:parent-style-name="Text_20_body" style:list-style-name="List_20_4">
      <style:text-properties fo:color="#ff0000" loext:opacity="100%" fo:font-weight="bold" officeooo:rsid="001b4e1d" officeooo:paragraph-rsid="00488366" style:font-weight-asian="bold" style:font-weight-complex="bold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color="#00a933" loext:opacity="100%" officeooo:rsid="002c2755"/>
    </style:style>
    <style:style style:name="T9" style:family="text">
      <style:text-properties fo:color="#00a933" loext:opacity="100%" officeooo:rsid="003b7c92"/>
    </style:style>
    <style:style style:name="T10" style:family="text">
      <style:text-properties fo:color="#00a933" loext:opacity="100%" officeooo:rsid="00415c13"/>
    </style:style>
    <style:style style:name="T11" style:family="text">
      <style:text-properties fo:color="#00a933" loext:opacity="100%" officeooo:rsid="0044d2b8"/>
    </style:style>
    <style:style style:name="T12" style:family="text">
      <style:text-properties fo:color="#00a933" loext:opacity="100%" officeooo:rsid="0046a85c"/>
    </style:style>
    <style:style style:name="T13" style:family="text">
      <style:text-properties fo:color="#00a933" loext:opacity="100%" officeooo:rsid="00485c42"/>
    </style:style>
    <style:style style:name="T14" style:family="text">
      <style:text-properties fo:color="#00a933" loext:opacity="100%" officeooo:rsid="004d36e1"/>
    </style:style>
    <style:style style:name="T15" style:family="text">
      <style:text-properties fo:color="#00a933" loext:opacity="100%" officeooo:rsid="00524cd2"/>
    </style:style>
    <style:style style:name="T16" style:family="text">
      <style:text-properties fo:font-style="italic" officeooo:rsid="0011b473" style:font-style-asian="italic" style:font-style-complex="italic"/>
    </style:style>
    <style:style style:name="T17" style:family="text">
      <style:text-properties officeooo:rsid="001ed753"/>
    </style:style>
    <style:style style:name="T18" style:family="text">
      <style:text-properties officeooo:rsid="00240867"/>
    </style:style>
    <style:style style:name="T19" style:family="text">
      <style:text-properties officeooo:rsid="0025da3f"/>
    </style:style>
    <style:style style:name="T20" style:family="text">
      <style:text-properties officeooo:rsid="00282713"/>
    </style:style>
    <style:style style:name="T21" style:family="text">
      <style:text-properties officeooo:rsid="0028c1be"/>
    </style:style>
    <style:style style:name="T22" style:family="text">
      <style:text-properties officeooo:rsid="002aa2ee"/>
    </style:style>
    <style:style style:name="T23" style:family="text">
      <style:text-properties officeooo:rsid="00379b19"/>
    </style:style>
    <style:style style:name="T24" style:family="text">
      <style:text-properties officeooo:rsid="0038cfe2"/>
    </style:style>
    <style:style style:name="T25" style:family="text">
      <style:text-properties officeooo:rsid="003a2ff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a8e9f" style:font-weight-asian="normal" style:font-weight-complex="normal"/>
    </style:style>
    <style:style style:name="T28" style:family="text">
      <style:text-properties fo:font-weight="normal" officeooo:rsid="003b7c92" style:font-weight-asian="normal" style:font-weight-complex="normal"/>
    </style:style>
    <style:style style:name="T29" style:family="text">
      <style:text-properties officeooo:rsid="003f1b0d"/>
    </style:style>
    <style:style style:name="T30" style:family="text">
      <style:text-properties officeooo:rsid="003fed2c"/>
    </style:style>
    <style:style style:name="T31" style:family="text">
      <style:text-properties officeooo:rsid="00415c13"/>
    </style:style>
    <style:style style:name="T32" style:family="text">
      <style:text-properties style:text-underline-style="none"/>
    </style:style>
    <style:style style:name="T33" style:family="text">
      <style:text-properties officeooo:rsid="0041911e"/>
    </style:style>
    <style:style style:name="T34" style:family="text">
      <style:text-properties officeooo:rsid="00433737"/>
    </style:style>
    <style:style style:name="T35" style:family="text">
      <style:text-properties officeooo:rsid="0044d2b8"/>
    </style:style>
    <style:style style:name="T36" style:family="text">
      <style:text-properties officeooo:rsid="0046a85c"/>
    </style:style>
    <style:style style:name="T37" style:family="text">
      <style:text-properties officeooo:rsid="00485c42"/>
    </style:style>
    <style:style style:name="T38" style:family="text">
      <style:text-properties officeooo:rsid="00488366"/>
    </style:style>
    <style:style style:name="T39" style:family="text">
      <style:text-properties officeooo:rsid="004b5fd3"/>
    </style:style>
    <style:style style:name="T40" style:family="text">
      <style:text-properties officeooo:rsid="004cd1f6"/>
    </style:style>
    <style:style style:name="T41" style:family="text">
      <style:text-properties officeooo:rsid="004d36e1"/>
    </style:style>
    <style:style style:name="T42" style:family="text">
      <style:text-properties officeooo:rsid="004da108"/>
    </style:style>
    <style:style style:name="T43" style:family="text">
      <style:text-properties fo:color="#c9211e" loext:opacity="100%"/>
    </style:style>
    <style:style style:name="T44" style:family="text">
      <style:text-properties officeooo:rsid="00524cd2"/>
    </style:style>
    <style:style style:name="T45" style:family="text">
      <style:text-properties officeooo:rsid="00557398"/>
    </style:style>
    <style:style style:name="T46" style:family="text">
      <style:text-properties officeooo:rsid="0056c7df"/>
    </style:style>
    <style:style style:name="T47" style:family="text">
      <style:text-properties officeooo:rsid="00577902"/>
    </style:style>
    <style:style style:name="T48" style:family="text">
      <style:text-properties officeooo:rsid="00587729"/>
    </style:style>
    <style:style style:name="T49" style:family="text">
      <style:text-properties officeooo:rsid="0058e4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3208296974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26">Creación de la estructura de directorios</text:p>
            </text:list-item>
            <text:list-item>
              <text:p text:style-name="P26">Configuración del servidor: archivo .htdocs</text:p>
            </text:list-item>
            <text:list-item>
              <text:p text:style-name="P26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27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28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28">Creación de los archivos de configuración:</text:p>
              <text:list>
                <text:list-item>
                  <text:p text:style-name="P28">Conexión con el servidor de base de datos (<text:span text:style-name="T6">server.php</text:span>)</text:p>
                  <text:list>
                    <text:list-item>
                      <text:p text:style-name="P29">DB_SERVER</text:p>
                    </text:list-item>
                    <text:list-item>
                      <text:p text:style-name="P29">DB_NAME</text:p>
                    </text:list-item>
                    <text:list-item>
                      <text:p text:style-name="P29">DB_USER</text:p>
                    </text:list-item>
                    <text:list-item>
                      <text:p text:style-name="P29">DB_PASS</text:p>
                    </text:list-item>
                  </text:list>
                </text:list-item>
                <text:list-item>
                  <text:p text:style-name="P28">Configuración de la aplicación (<text:span text:style-name="T6">app.php</text:span>)</text:p>
                  <text:list>
                    <text:list-item>
                      <text:p text:style-name="P29">APP_URL</text:p>
                    </text:list-item>
                    <text:list-item>
                      <text:p text:style-name="P29">APP_NAME</text:p>
                    </text:list-item>
                    <text:list-item>
                      <text:p text:style-name="P29">APP_SESSION_NAME</text:p>
                    </text:list-item>
                    <text:list-item>
                      <text:p text:style-name="P29">date_default_timezone_set</text:p>
                    </text:list-item>
                    <text:list-item>
                      <text:p text:style-name="P29">setlocale</text:p>
                    </text:list-item>
                  </text:list>
                </text:list-item>
              </text:list>
            </text:list-item>
            <text:list-item>
              <text:p text:style-name="P30">Creación del <text:span text:style-name="T6">autoload.php</text:span> <text:span text:style-name="T2">(carga las rutas de las clases al utilizar </text:span><text:span text:style-name="T16">namespaces</text:span><text:span text:style-name="T2">)</text:span></text:p>
            </text:list-item>
            <text:list-item>
              <text:p text:style-name="P31">Creación del <text:span text:style-name="T6">index.php</text:span> <text:span text:style-name="T3">para incluir el autoload y el archivo de configuración.</text:span></text:p>
            </text:list-item>
            <text:list-item>
              <text:p text:style-name="P32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33">Archivo de inicio de sesión</text:p>
              <text:list>
                <text:list-item>
                  <text:p text:style-name="P34">app/views/inc/session_start.php</text:p>
                </text:list-item>
              </text:list>
            </text:list-item>
            <text:list-item>
              <text:p text:style-name="P33">Instalar <text:span text:style-name="T5">plugin </text:span>sweet alert 2 para ventanas emergentes</text:p>
            </text:list-item>
            <text:list-item>
              <text:p text:style-name="P33">Crear ventanas emergentes personalizadas</text:p>
            </text:list-item>
            <text:list-item>
              <text:p text:style-name="P33">Instalar mis estilos personalizados</text:p>
            </text:list-item>
            <text:list-item>
              <text:p text:style-name="P38"><text:soft-page-break/>Crear archivo de funciones js y archivo de funciones ajax</text:p>
            </text:list-item>
            <text:list-item>
              <text:p text:style-name="P39">Cr<text:span text:style-name="T17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40"><text:span text:style-name="T18">C</text:span>ontrolador y el modelo para las vistas</text:p>
              <text:list>
                <text:list-item>
                  <text:p text:style-name="P35">app/controllers/viewsController.php</text:p>
                </text:list-item>
                <text:list-item>
                  <text:p text:style-name="P35">app/models/viewsModel.php</text:p>
                </text:list-item>
              </text:list>
            </text:list-item>
            <text:list-item>
              <text:p text:style-name="P40"><text:span text:style-name="T18">V</text:span>ista página de error</text:p>
              <text:list>
                <text:list-item>
                  <text:p text:style-name="P36">app/views/content/404-view.php</text:p>
                </text:list-item>
              </text:list>
            </text:list-item>
            <text:list-item>
              <text:p text:style-name="P41">Barra de navegación superior responsive</text:p>
              <text:list>
                <text:list-item>
                  <text:p text:style-name="P37">app/views/inc/navbar.php</text:p>
                </text:list-item>
              </text:list>
            </text:list-item>
            <text:list-item>
              <text:p text:style-name="P41">Pié de página</text:p>
              <text:list>
                <text:list-item>
                  <text:p text:style-name="P37">app/views/inc/footer.php</text:p>
                </text:list-item>
              </text:list>
            </text:list-item>
            <text:list-item>
              <text:p text:style-name="P41">Botón para volver arriba cuando se ha hecho scroll</text:p>
              <text:list>
                <text:list-item>
                  <text:p text:style-name="P37">app/views/inc/botonScroll.php</text:p>
                </text:list-item>
              </text:list>
            </text:list-item>
            <text:list-item>
              <text:p text:style-name="P40"><text:span text:style-name="T18">V</text:span>ista de la página principal</text:p>
              <text:list>
                <text:list-item>
                  <text:p text:style-name="P36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9">7</text:span>: 0<text:span text:style-name="T19">9</text:span>/10/2025</text:p>
          <text:list>
            <text:list-item>
              <text:p text:style-name="P42">Vistas de los menús de la página principal:</text:p>
              <text:list>
                <text:list-item>
                  <text:p text:style-name="P42">Últimas recetas añadidas, aperitivos, primeros platos, segundos platos, postres, buscar recetas.</text:p>
                </text:list-item>
              </text:list>
            </text:list-item>
            <text:list-item>
              <text:p text:style-name="P43">Vista para la página de login</text:p>
            </text:list-item>
            <text:list-item>
              <text:p text:style-name="P44">Creación del mainModel, que conecta con la base de datos, limpia las cadenas para evitar SQL Injection, <text:span text:style-name="T20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21">8</text:span>: <text:span text:style-name="T21">13</text:span>/10/2025</text:p>
          <text:list>
            <text:list-item>
              <text:p text:style-name="P45">Rematado el mainModel.</text:p>
            </text:list-item>
            <text:list-item>
              <text:p text:style-name="P45">Archivo ajax.js para manejar los formularios y definir las funciones que muestran los diferentes tipos de ventanas de alerta.</text:p>
            </text:list-item>
            <text:list-item>
              <text:p text:style-name="P46">Creada la vista para el registro de usuario. Formulario de registro.</text:p>
            </text:list-item>
          </text:list>
        </text:list-item>
        <text:list-item>
          <text:p text:style-name="P10">Día <text:span text:style-name="T22">9</text:span>: <text:span text:style-name="T21">1</text:span><text:span text:style-name="T22">5</text:span>/10/2025</text:p>
          <text:list>
            <text:list-item>
              <text:p text:style-name="P47">Implantación de expresiones regulares para restringir los campos de entrada en el registro y restricciones de los campos.</text:p>
            </text:list-item>
            <text:list-item>
              <text:p text:style-name="P47">Finalización de la vista de registro de usuarios.</text:p>
            </text:list-item>
          </text:list>
        </text:list-item>
        <text:list-item>
          <text:p text:style-name="P10"><text:soft-page-break/>Día <text:span text:style-name="T22">10</text:span>: <text:span text:style-name="T21">1</text:span><text:span text:style-name="T24">6</text:span>/10/2025</text:p>
          <text:list>
            <text:list-item>
              <text:p text:style-name="P48">Crear controlador para el módulo de usuarios <text:span text:style-name="T8">userController.php</text:span></text:p>
            </text:list-item>
            <text:list-item>
              <text:p text:style-name="P48">Crear el archivo usuarioAjax que recibe el formulario y llama a la función correspondiente del controlador de usuario.</text:p>
            </text:list-item>
            <text:list-item>
              <text:p text:style-name="P49">Corregido error en el archivo de configuración del servidor de base de datos <text:span text:style-name="T6">server.php</text:span></text:p>
            </text:list-item>
            <text:list-item>
              <text:p text:style-name="P50">Finalizado el registro de usuarios</text:p>
            </text:list-item>
          </text:list>
        </text:list-item>
        <text:list-item>
          <text:p text:style-name="P11">Día <text:span text:style-name="T22">1</text:span><text:span text:style-name="T23">1</text:span>: <text:span text:style-name="T21">1</text:span><text:span text:style-name="T24">7</text:span>/10/2025</text:p>
          <text:list>
            <text:list-item>
              <text:p text:style-name="P51">Programado inicio de sesión <text:span text:style-name="T6">loginController.php</text:span></text:p>
            </text:list-item>
            <text:list-item>
              <text:p text:style-name="P51">Programado cierre de sesión</text:p>
            </text:list-item>
            <text:list-item>
              <text:p text:style-name="P51">Modificada barra de navegación para insertar el nombre y la foto del usuario</text:p>
            </text:list-item>
            <text:list-item>
              <text:p text:style-name="P51">Comprueba si es usuario, redactor o administrador. Habrá que añadir si es revisor o editor.</text:p>
            </text:list-item>
            <text:list-item>
              <text:p text:style-name="P51">Añade al menú de usuario los menús correspondientes a cada tipo de usuario.</text:p>
            </text:list-item>
            <text:list-item>
              <text:p text:style-name="P52">Creada vista principal del panel de control.</text:p>
            </text:list-item>
            <text:list-item>
              <text:p text:style-name="P52">Creada barra de navegación del panel de control.</text:p>
            </text:list-item>
            <text:list-item>
              <text:p text:style-name="P52">Modificada barra de navegación principal.</text:p>
            </text:list-item>
          </text:list>
        </text:list-item>
        <text:list-item>
          <text:p text:style-name="P12">Día <text:span text:style-name="T22">1</text:span><text:span text:style-name="T25">2</text:span>: <text:span text:style-name="T21">1</text:span><text:span text:style-name="T25">8</text:span>/10/2025</text:p>
          <text:list>
            <text:list-item>
              <text:p text:style-name="P53">Creada lista de usuarios del panel de administración (<text:span text:style-name="T9">usuarios-view</text:span><text:span text:style-name="T6">.php</text:span>)</text:p>
            </text:list-item>
            <text:list-item>
              <text:p text:style-name="P53">Creado modelo de usuario (<text:span text:style-name="T6">userModel.php</text:span>)</text:p>
            </text:list-item>
            <text:list-item>
              <text:p text:style-name="P24"><text:span text:style-name="T26">Añadidas funciones para asignar y retirar roles </text:span><text:span text:style-name="T27">desde la vista de usuarios</text:span><text:span text:style-name="T26"> en el controlador de usuario </text:span><text:span text:style-name="T28">y eliminar usuarios en la vista de usuarios.</text:span></text:p>
            </text:list-item>
            <text:list-item>
              <text:p text:style-name="P25"><text:span text:style-name="T28">A</text:span><text:span text:style-name="T26">ñadida la vista de datos de usuario y la actualización de datos.</text:span></text:p>
            </text:list-item>
            <text:list-item>
              <text:p text:style-name="P54">Añadida funcionalidad para cambiar o quitar la foto del usuario.</text:p>
            </text:list-item>
            <text:list-item>
              <text:p text:style-name="P54">FINALIZADO MÓDULO DE GESTIÓN DE USUARIOS.</text:p>
            </text:list-item>
          </text:list>
        </text:list-item>
        <text:list-item>
          <text:p text:style-name="P13">Día <text:span text:style-name="T22">1</text:span><text:span text:style-name="T29">3</text:span>: <text:span text:style-name="T21">1</text:span><text:span text:style-name="T29">9</text:span>/10/2025</text:p>
          <text:list>
            <text:list-item>
              <text:p text:style-name="P55">Creadas todas las vistas del menú principal y <text:s/>de los menús de usuarios según sus roles</text:p>
            </text:list-item>
            <text:list-item>
              <text:p text:style-name="P55">Creado botón “Atrás” genérico e insertado en la vista de datos de usuario</text:p>
            </text:list-item>
            <text:list-item>
              <text:p text:style-name="P55">Corregido error de caché al cambiar la foto de usuario</text:p>
            </text:list-item>
          </text:list>
        </text:list-item>
        <text:list-item>
          <text:p text:style-name="P14">Día <text:span text:style-name="T22">1</text:span><text:span text:style-name="T30">4</text:span>: <text:span text:style-name="T30">20</text:span>/10/2025</text:p>
          <text:list>
            <text:list-item>
              <text:p text:style-name="P56">Creada fachada de grupos de platos (<text:span text:style-name="T6">grupoPlatoAjax.php</text:span>)</text:p>
            </text:list-item>
            <text:list-item>
              <text:p text:style-name="P56">Creado modelo de grupos de platos (<text:span text:style-name="T6">grupoPlatoModel.php</text:span>)</text:p>
            </text:list-item>
            <text:list-item>
              <text:p text:style-name="P56">Creada vista de grupos de platos (<text:span text:style-name="T6">gruposPlatos-view.php</text:span>)</text:p>
            </text:list-item>
            <text:list-item>
              <text:p text:style-name="P56">Creado controlador de grupos de platos (<text:span text:style-name="T6">grupoPlatoController.php</text:span>)</text:p>
            </text:list-item>
            <text:list-item>
              <text:p text:style-name="P58"><text:soft-page-break/>FINALIZADO MÓDULO DE GESTIÓN DE GRUPOS DE PLATOS</text:p>
            </text:list-item>
            <text:list-item>
              <text:p text:style-name="P57">Creada fachada de <text:span text:style-name="T31">tipos</text:span> de platos (<text:span text:style-name="T10">tipo</text:span><text:span text:style-name="T6">PlatoAjax.php</text:span>)</text:p>
            </text:list-item>
            <text:list-item>
              <text:p text:style-name="P57">Creado modelo de <text:span text:style-name="T31">tipo</text:span>s de platos (<text:span text:style-name="T10">tipo</text:span><text:span text:style-name="T6">PlatoModel.php</text:span>)</text:p>
            </text:list-item>
            <text:list-item>
              <text:p text:style-name="P57">Creada vista de <text:span text:style-name="T31">tipo</text:span>s de platos (<text:span text:style-name="T10">tipo</text:span><text:span text:style-name="T6">sPlatos-view.php</text:span>)</text:p>
            </text:list-item>
            <text:list-item>
              <text:p text:style-name="P57">Creado controlador de <text:span text:style-name="T31">tipo</text:span>s de platos (<text:span text:style-name="T10">tipo</text:span><text:span text:style-name="T6">PlatoController.php</text:span>)</text:p>
            </text:list-item>
            <text:list-item>
              <text:p text:style-name="P59">FINALIZADO MÓDULO DE GESTIÓN DE <text:span text:style-name="T31">TIPOS</text:span> DE PLATOS</text:p>
            </text:list-item>
          </text:list>
        </text:list-item>
        <text:list-item>
          <text:p text:style-name="P15">Día <text:span text:style-name="T33">15</text:span>: <text:span text:style-name="T30">2</text:span><text:span text:style-name="T33">1</text:span>/10/2025</text:p>
          <text:list>
            <text:list-item>
              <text:p text:style-name="P60">Creados fachada, modelo, vista y controlador de alérgenos: <text:span text:style-name="T11">alergenoAjax.php</text:span><text:span text:style-name="T35">, </text:span><text:span text:style-name="T11">alergenoModel.php</text:span><text:span text:style-name="T35">, </text:span><text:span text:style-name="T11">alergenos-view.php </text:span><text:span text:style-name="T35">y </text:span><text:span text:style-name="T11">alergenoController.php</text:span><text:span text:style-name="T35">.</text:span></text:p>
            </text:list-item>
            <text:list-item>
              <text:p text:style-name="P60">FINALIZADO MÓDULO DE GESTIÓN DE ALÉRGENOS<text:span text:style-name="T32"/></text:p>
            </text:list-item>
          </text:list>
        </text:list-item>
        <text:list-item>
          <text:p text:style-name="P16">Día <text:span text:style-name="T33">1</text:span><text:span text:style-name="T34">6</text:span>: <text:span text:style-name="T30">2</text:span><text:span text:style-name="T34">2</text:span>/10/2025</text:p>
          <text:list>
            <text:list-item>
              <text:p text:style-name="P61">Creados fachada, modelo, vista y controlador de métodos de cocción: <text:span text:style-name="T12">metodoAjax.php</text:span><text:span text:style-name="T36">, </text:span><text:span text:style-name="T12">metodoModel.php</text:span><text:span text:style-name="T36">, </text:span><text:span text:style-name="T12">metodos-view.php</text:span><text:span text:style-name="T36"> y </text:span><text:span text:style-name="T12">metodoController.php</text:span><text:span text:style-name="T36">.</text:span></text:p>
            </text:list-item>
            <text:list-item>
              <text:p text:style-name="P66">Modificada la tabla de técnicas eliminando el campo activo_tecnica y añadiendo foto_tecnica.</text:p>
            </text:list-item>
            <text:list-item>
              <text:p text:style-name="P61">FINALIZADO MÓDULO DE GESTIÓN DE MÉTODOS DE COCCIÓN</text:p>
            </text:list-item>
          </text:list>
        </text:list-item>
        <text:list-item>
          <text:p text:style-name="P78">Día <text:span text:style-name="T33">1</text:span><text:span text:style-name="T39">7</text:span>: <text:span text:style-name="T30">2</text:span><text:span text:style-name="T39">3</text:span>/10/2025</text:p>
          <text:list>
            <text:list-item>
              <text:p text:style-name="P69">Añadido verificación de regex en el backend <text:s/>para los inputs en alérgenos, grupos de platos, tipos de platos y métodos de cocción</text:p>
            </text:list-item>
          </text:list>
        </text:list-item>
        <text:list-item>
          <text:p text:style-name="P17">Día <text:span text:style-name="T38">18</text:span>: <text:span text:style-name="T37">24</text:span>/10/2025</text:p>
          <text:list>
            <text:list-item>
              <text:p text:style-name="P62">Creados fachada, modelo, vista y controlador de <text:span text:style-name="T37">estilos de cocina</text:span>: <text:span text:style-name="T13">estiloCocina</text:span><text:span text:style-name="T12">Ajax.php</text:span><text:span text:style-name="T36">, </text:span><text:span text:style-name="T13">estiloCocina</text:span><text:span text:style-name="T12">Model.php</text:span><text:span text:style-name="T36">, </text:span><text:span text:style-name="T12">e</text:span><text:span text:style-name="T13">stilosCocina</text:span><text:span text:style-name="T12">-view.php</text:span><text:span text:style-name="T36"> y </text:span><text:span text:style-name="T12">e</text:span><text:span text:style-name="T13">stiloCocina</text:span><text:span text:style-name="T12">Controller.php</text:span><text:span text:style-name="T36">.</text:span></text:p>
            </text:list-item>
            <text:list-item>
              <text:p text:style-name="P67">Modificada la tabla de <text:span text:style-name="T37">estilos_cocina</text:span> eliminando el campo activo_<text:span text:style-name="T37">estilo</text:span> y añadiendo foto_<text:span text:style-name="T37">estilo</text:span>.</text:p>
            </text:list-item>
            <text:list-item>
              <text:p text:style-name="P62">FINALIZADO MÓDULO DE GESTIÓN DE <text:span text:style-name="T37">ESTILOS DE COCINA</text:span></text:p>
            </text:list-item>
          </text:list>
        </text:list-item>
        <text:list-item>
          <text:p text:style-name="P18">Día <text:span text:style-name="T38">1</text:span><text:span text:style-name="T40">9</text:span>: <text:span text:style-name="T37">2</text:span><text:span text:style-name="T40">6</text:span>/10/2025</text:p>
          <text:list>
            <text:list-item>
              <text:p text:style-name="P63">Creados fachada, modelo, vista y controlador de <text:span text:style-name="T41">utensilios de cocina</text:span>: <text:span text:style-name="T14">utensilio</text:span><text:span text:style-name="T12">Ajax.php</text:span><text:span text:style-name="T36">, </text:span><text:span text:style-name="T14">utensilio</text:span><text:span text:style-name="T12">Model.php</text:span><text:span text:style-name="T36">, </text:span><text:span text:style-name="T14">utensilios</text:span><text:span text:style-name="T12">-view.php</text:span><text:span text:style-name="T36"> y </text:span><text:span text:style-name="T14">utensilio</text:span><text:span text:style-name="T12">Controller.php</text:span><text:span text:style-name="T36">.</text:span></text:p>
            </text:list-item>
            <text:list-item>
              <text:p text:style-name="P68">Modificada la tabla de <text:span text:style-name="T42">utensilios</text:span> añadiendo foto_<text:span text:style-name="T42">utensilio</text:span>.</text:p>
            </text:list-item>
            <text:list-item>
              <text:p text:style-name="P70">Puesto que los utensilios los podrá dar de alta cualquier redactor a la hora de subir la receta, deberán ser revisados antes de la publicación, de modo que se ha añadido la funcionalidad de activar o desactivar el utensilio, además de editarlo.</text:p>
            </text:list-item>
            <text:list-item>
              <text:p text:style-name="P64">FINALIZADO MÓDULO DE GESTIÓN DE <text:span text:style-name="T42">UTENSILIOS</text:span><text:span text:style-name="T37"> DE COCINA</text:span></text:p>
            </text:list-item>
            <text:list-item>
              <text:p text:style-name="P71"><text:span text:style-name="T43">Problema</text:span>: un mismo ingrediente puede tener unidades de medida diferentes en distintas recetas.</text:p>
              <text:p text:style-name="P71"><text:soft-page-break/><text:span text:style-name="T43">Solución</text:span>: añadir en las líneas de ingredientes de las recetas la línea de unidades para poder escoger el tipo de unidad, o, incluso unidades abstractas como “en cantidad suficiente” o “al gusto”. </text:p>
            </text:list-item>
            <text:list-item>
              <text:p text:style-name="P71">Añadida tabla unidades_medida para gestionar mejor el recalcular los ingredientes dependiendo del número de personas para las que se quiere realizar la receta.</text:p>
            </text:list-item>
          </text:list>
        </text:list-item>
        <text:list-item>
          <text:p text:style-name="P19">Día <text:span text:style-name="T44">20</text:span>: <text:span text:style-name="T37">2</text:span><text:span text:style-name="T44">7</text:span>/10/2025</text:p>
          <text:list>
            <text:list-item>
              <text:p text:style-name="P65">Creados fachada, modelo, y controlador de <text:span text:style-name="T44">ingredientes</text:span>: <text:span text:style-name="T15">ingrediente</text:span><text:span text:style-name="T12">Ajax.php</text:span><text:span text:style-name="T36">, </text:span><text:span text:style-name="T15">ingrediente</text:span><text:span text:style-name="T12">Model.php</text:span><text:span text:style-name="T36">, y </text:span><text:span text:style-name="T15">ingrediente</text:span><text:span text:style-name="T12">Controller.php</text:span><text:span text:style-name="T36">.</text:span></text:p>
            </text:list-item>
            <text:list-item>
              <text:p text:style-name="P72"><text:span text:style-name="T43">Problema</text:span>: <text:span text:style-name="T44">Hay ingredientes, aunque muy pocos, que pueden tener más de un alérgeno, de modo que al listar los ingredientes, habrá que tenerlo en cuenta.</text:span></text:p>
              <text:p text:style-name="P72"><text:span text:style-name="T43">Solución</text:span>: <text:span text:style-name="T44">En el modelo de ingrediente, el atributo alérgenos_ingrediente se convierte en un array que contiene los id de los alérgenos, de modo que así puedo tener varios. A la hora de listarlos se recorre el array para obtener los datos y la foto de los alérgenos.</text:span></text:p>
            </text:list-item>
            <text:list-item>
              <text:p text:style-name="P73">Trabajando en la vista de los ingredientes.</text:p>
            </text:list-item>
          </text:list>
        </text:list-item>
        <text:list-item>
          <text:p text:style-name="P20">Día <text:span text:style-name="T44">2</text:span><text:span text:style-name="T45">1</text:span>: <text:span text:style-name="T37">2</text:span><text:span text:style-name="T45">8</text:span>/10/2025</text:p>
          <text:list>
            <text:list-item>
              <text:p text:style-name="P74">Continuando con a vista de los ingredientes.</text:p>
            </text:list-item>
            <text:list-item>
              <text:p text:style-name="P74">Listar los alérgenos de cada ingrediente y colocar los botones para sus funcionalidades.</text:p>
            </text:list-item>
            <text:list-item>
              <text:p text:style-name="P74">Colocar el formulario de añadir ingredientes.</text:p>
            </text:list-item>
          </text:list>
        </text:list-item>
        <text:list-item>
          <text:p text:style-name="P21">Día <text:span text:style-name="T44">2</text:span><text:span text:style-name="T46">2</text:span>: <text:span text:style-name="T37">2</text:span><text:span text:style-name="T46">9</text:span>/10/2025</text:p>
          <text:list>
            <text:list-item>
              <text:p text:style-name="P74">Colocado el formulario para añadir alérgenos a cada ingrediente.</text:p>
            </text:list-item>
            <text:list-item>
              <text:p text:style-name="P75">Finalizada vista de ingredientes.</text:p>
            </text:list-item>
            <text:list-item>
              <text:p text:style-name="P75">Añadidas funcionalidades para agregar o quitar alérgenos a un ingrediente y para modificar los ingredientes.</text:p>
            </text:list-item>
            <text:list-item>
              <text:p text:style-name="P75">FINALIZADO MÓDULO DE INGREDIENTES</text:p>
            </text:list-item>
          </text:list>
        </text:list-item>
        <text:list-item>
          <text:p text:style-name="P22">Día <text:span text:style-name="T44">2</text:span><text:span text:style-name="T47">3</text:span>: <text:span text:style-name="T47">30</text:span>/10/2025</text:p>
          <text:list>
            <text:list-item>
              <text:p text:style-name="P76">Trabajando en <text:span text:style-name="T48">la vista</text:span> <text:span text:style-name="T48">d</text:span>el formulario de enviar una receta</text:p>
            </text:list-item>
            <text:list-item>
              <text:p text:style-name="P76">Recordar cambiar los select múltiples por checkbox para una mejor U/X</text:p>
            </text:list-item>
          </text:list>
        </text:list-item>
        <text:list-item>
          <text:p text:style-name="P23">Día <text:span text:style-name="T44">2</text:span><text:span text:style-name="T49">4</text:span>: <text:span text:style-name="T47">3</text:span><text:span text:style-name="T49">1</text:span>/10/2025</text:p>
          <text:list>
            <text:list-item>
              <text:p text:style-name="P77">Ficha corta y área geográfica del formulario rematadas.</text:p>
            </text:list-item>
          </text:list>
        </text:list-item>
        <text:list-item>
          <text:p text:style-name="P23">Día <text:span text:style-name="T44">2</text:span><text:span text:style-name="T49">5</text:span>: <text:span text:style-name="T49">01</text:span>/1<text:span text:style-name="T49">1</text:span>/2025</text:p>
          <text:list>
            <text:list-item>
              <text:p text:style-name="P77">Finalizada la vista del formulario de enviar recetas</text:p>
            </text:list-item>
            <text:list-item>
              <text:p text:style-name="P77">Reubicados utensilios e ingredientes</text:p>
            </text:list-item>
            <text:list-item>
              <text:p text:style-name="P77">Agregar utensilios a la lista de utensilios funcionando</text:p>
            </text:list-item>
            <text:list-item>
              <text:p text:style-name="P77">Recordar cambiar los input de la lista por texto plano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5</text:page-number><text:s/>de <text:page-count>6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1-01T23:15:59.822557152</dc:date>
    <meta:editing-duration>P1DT8H11M31S</meta:editing-duration>
    <meta:editing-cycles>72</meta:editing-cycles>
    <meta:generator>LibreOffice/7.4.7.2$Linux_X86_64 LibreOffice_project/40$Build-2</meta:generator>
    <meta:document-statistic meta:table-count="0" meta:image-count="0" meta:object-count="0" meta:page-count="6" meta:paragraph-count="143" meta:word-count="1289" meta:character-count="8043" meta:non-whitespace-character-count="7032"/>
  </office:meta>
</office:document-meta>
</file>